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366" officeooo:paragraph-rsid="00199366" style:font-name-complex="AnjaliOldLipi"/>
    </style:style>
    <style:style style:name="P2" style:family="paragraph" style:parent-style-name="Standard">
      <style:text-properties style:font-name="AnjaliOldLipi" officeooo:rsid="001b08a9" officeooo:paragraph-rsid="001b08a9" style:font-name-complex="AnjaliOldLipi"/>
    </style:style>
    <style:style style:name="P3" style:family="paragraph" style:parent-style-name="Standard">
      <style:text-properties style:font-name="AnjaliOldLipi" officeooo:rsid="001b08a9" officeooo:paragraph-rsid="001b08a9" style:font-name-complex="AnjaliOldLipi"/>
    </style:style>
    <style:style style:name="P4" style:family="paragraph" style:parent-style-name="Standard">
      <style:text-properties officeooo:rsid="001d0f63" officeooo:paragraph-rsid="001d0f63" style:font-name-complex="AnjaliOldLipi"/>
    </style:style>
    <style:style style:name="P5" style:family="paragraph" style:parent-style-name="Standard">
      <style:text-properties officeooo:rsid="001ecbc0" officeooo:paragraph-rsid="001ecbc0" style:font-name-complex="AnjaliOldLipi"/>
    </style:style>
    <style:style style:name="P6" style:family="paragraph" style:parent-style-name="Standard">
      <style:text-properties officeooo:rsid="002121c7" officeooo:paragraph-rsid="002311db" style:font-name-complex="AnjaliOldLipi"/>
    </style:style>
    <style:style style:name="P7" style:family="paragraph" style:parent-style-name="Standard">
      <style:text-properties officeooo:rsid="002311db" officeooo:paragraph-rsid="002311db" style:font-name-complex="AnjaliOldLipi"/>
    </style:style>
    <style:style style:name="P8" style:family="paragraph" style:parent-style-name="Standard">
      <style:text-properties officeooo:rsid="0024a11a" officeooo:paragraph-rsid="0024a11a" style:font-name-complex="AnjaliOldLipi"/>
    </style:style>
    <style:style style:name="P9" style:family="paragraph" style:parent-style-name="Standard">
      <style:text-properties officeooo:rsid="0024a11a" officeooo:paragraph-rsid="002e5114" style:font-name-complex="AnjaliOldLipi"/>
    </style:style>
    <style:style style:name="P10" style:family="paragraph" style:parent-style-name="Standard">
      <style:text-properties officeooo:rsid="0024a11a" officeooo:paragraph-rsid="00380b1a" style:font-name-complex="AnjaliOldLipi"/>
    </style:style>
    <style:style style:name="P11" style:family="paragraph" style:parent-style-name="Standard">
      <style:text-properties officeooo:rsid="00199366" officeooo:paragraph-rsid="00199366" style:font-name-complex="AnjaliOldLipi"/>
    </style:style>
    <style:style style:name="P12" style:family="paragraph" style:parent-style-name="Standard">
      <style:text-properties officeooo:paragraph-rsid="001f360e"/>
    </style:style>
    <style:style style:name="P13" style:family="paragraph" style:parent-style-name="Standard">
      <style:text-properties officeooo:paragraph-rsid="002311db"/>
    </style:style>
    <style:style style:name="T1" style:family="text">
      <style:text-properties officeooo:rsid="001bfff6"/>
    </style:style>
    <style:style style:name="T2" style:family="text">
      <style:text-properties officeooo:rsid="001c03b1"/>
    </style:style>
    <style:style style:name="T3" style:family="text">
      <style:text-properties style:font-name="AnjaliOldLipi" officeooo:rsid="001c03b1" style:font-name-complex="AnjaliOldLipi"/>
    </style:style>
    <style:style style:name="T4" style:family="text">
      <style:text-properties style:font-name="AnjaliOldLipi" officeooo:rsid="001d0f63" style:font-name-complex="AnjaliOldLipi"/>
    </style:style>
    <style:style style:name="T5" style:family="text">
      <style:text-properties style:font-name="AnjaliOldLipi" officeooo:rsid="0028ef6b" style:font-name-complex="AnjaliOldLipi"/>
    </style:style>
    <style:style style:name="T6" style:family="text">
      <style:text-properties style:font-name="AnjaliOldLipi" officeooo:rsid="0029b0c8" style:font-name-complex="AnjaliOldLipi"/>
    </style:style>
    <style:style style:name="T7" style:family="text">
      <style:text-properties officeooo:rsid="001f360e"/>
    </style:style>
    <style:style style:name="T8" style:family="text">
      <style:text-properties officeooo:rsid="001d0f63" style:font-name-complex="AnjaliOldLipi"/>
    </style:style>
    <style:style style:name="T9" style:family="text">
      <style:text-properties officeooo:rsid="001ecbc0" style:font-name-complex="AnjaliOldLipi"/>
    </style:style>
    <style:style style:name="T10" style:family="text">
      <style:text-properties officeooo:rsid="002121c7" style:font-name-complex="AnjaliOldLipi"/>
    </style:style>
    <style:style style:name="T11" style:family="text">
      <style:text-properties officeooo:rsid="002b635d" style:font-name-complex="AnjaliOldLipi"/>
    </style:style>
    <style:style style:name="T12" style:family="text">
      <style:text-properties officeooo:rsid="002c9a42" style:font-name-complex="AnjaliOldLipi"/>
    </style:style>
    <style:style style:name="T13" style:family="text">
      <style:text-properties officeooo:rsid="002311db" style:font-name-complex="AnjaliOldLipi"/>
    </style:style>
    <style:style style:name="T14" style:family="text">
      <style:text-properties officeooo:rsid="00247959" style:font-name-complex="AnjaliOldLipi"/>
    </style:style>
    <style:style style:name="T15" style:family="text">
      <style:text-properties officeooo:rsid="0031edcf" style:font-name-complex="AnjaliOldLipi"/>
    </style:style>
    <style:style style:name="T16" style:family="text">
      <style:text-properties officeooo:rsid="0033f906" style:font-name-complex="AnjaliOldLipi"/>
    </style:style>
    <style:style style:name="T17" style:family="text">
      <style:text-properties officeooo:rsid="0033d54a" style:font-name-complex="AnjaliOldLipi"/>
    </style:style>
    <style:style style:name="T18" style:family="text">
      <style:text-properties officeooo:rsid="002121c7"/>
    </style:style>
    <style:style style:name="T19" style:family="text">
      <style:text-properties officeooo:rsid="002465ef"/>
    </style:style>
    <style:style style:name="T20" style:family="text">
      <style:text-properties officeooo:rsid="00247959"/>
    </style:style>
    <style:style style:name="T21" style:family="text">
      <style:text-properties officeooo:rsid="00268fd3"/>
    </style:style>
    <style:style style:name="T22" style:family="text">
      <style:text-properties officeooo:rsid="0026f15d"/>
    </style:style>
    <style:style style:name="T23" style:family="text">
      <style:text-properties officeooo:rsid="0029b0c8"/>
    </style:style>
    <style:style style:name="T24" style:family="text">
      <style:text-properties officeooo:rsid="002e5114"/>
    </style:style>
    <style:style style:name="T25" style:family="text">
      <style:text-properties officeooo:rsid="003018e1"/>
    </style:style>
    <style:style style:name="T26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ഇതൊരു സ്വയം വിമര്‍ശനമാണ് , <text:span text:style-name="T26">ആരെപ്പറ്റിയെങ്കിലും പരാമര്‍ശിക്കുകയാണെന്ന് തോന്നുന്നെങ്കില്‍ അതു തികച്ചും യാദൃശ്ചികമാണ്</text:span>. പരിഷത്ത് പ്രവര്‍ത്തനങ്ങളില്‍ </text:p>
      <text:p text:style-name="P2">പലപ്പോഴും ഉന്നയിക്കപ്പെടുന്ന ഒരു ന്യൂനത, യുവാക്കളെ ആകര്‍ഷിക്കാന്‍ കഴിയുന്നില്ല എന്നതാണ്. <text:span text:style-name="T1">പരിഷത്ത് പ്രവര്‍ത്തനങ്ങളുടെ </text:span><text:span text:style-name="T2">രീതി തന്നെയാവണം ഇതിനു കാരണം.</text:span></text:p>
      <text:p text:style-name="P2"/>
      <text:p text:style-name="P12"><text:span text:style-name="T3">പരിഷത്ത് ആവിഷ</text:span><text:span text:style-name="T5">്</text:span><text:span text:style-name="T3">കരിച്ചതും തുടര്‍ന്നു വന്നിട്ടുള്ളതുമായ സംഘടനാ രീതികള്‍ക്ക് അതിന്റേതായ കാരണങ്ങളുമുണ്ട് - ഇതു നമ്മുക്ക് ബോധ്യമുള്ളതുമാണ്. പക്ഷെ ചെറുപ്പക്ക</text:span><text:span text:style-name="T6">ാ</text:span><text:span text:style-name="T3">രുടെ ചിന്താരീതിയും പ്രവര്‍ത്തന രീതിയും വ്യത്യസ്തമാണ്. </text:span></text:p>
      <text:p text:style-name="P12"><text:span text:style-name="T3"/></text:p>
      <text:p text:style-name="P12"><text:span text:style-name="T3">മൊബൈല്‍ ഫോണും, കണക്റ്റിവിറ്റിയും </text:span><text:span text:style-name="T4">ഉണ്ടാക്കിയിട്ടുള്ള</text:span><text:span text:style-name="T3"> </text:span><text:span text:style-name="T4">ഒരു പ്രത്യേക, </text:span><text:span text:style-name="T3">Attention span </text:span><text:span text:style-name="T4">കുറച്ചിട്ടുണ്ട് എന്നുള്ളതാണ്. നീണ്ട ലേഖനങ്ങള്‍ </text:span><text:span text:style-name="T8">പോലും ആളുകള്‍ വായിക്കാതെയായിരിക്കുന്നു. </text:span><text:span text:style-name="T9">പരിപാടികളുടെ സമയം കുറയ്കേണ്ടതിന്റെ ആവശ്യമാണ് ഒന്ന്.</text:span></text:p>
      <text:p text:style-name="P4"/>
      <text:p text:style-name="P5">പരിപാടികള്‍ ക്യാ<text:span text:style-name="T7">പ്സ്യൂളുകളാകുന്നതാണ് മറ്റൊരു പ്രത്യേകത. ദീര്‍ഘകാല പദ്ധതികള്‍ വിഭാവനം ചെയ്യാമെങ്കിലും ഇവ ചെറിയ ക്യാപ്സൂളുകള</text:span><text:span text:style-name="T19">്‍</text:span><text:span text:style-name="T7">/</text:span><text:span text:style-name="T19">ടാസ്കുകളുടെ </text:span><text:span text:style-name="T7"><text:s/>ഒരു ചങ്ങലയായിരിക്കണം. ഓര</text:span><text:span text:style-name="T23">ോ</text:span><text:span text:style-name="T7"> പരിപാടിയും അതില്‍ തന്നെ പൂര്‍</text:span><text:span text:style-name="T23">ണ</text:span><text:span text:style-name="T7">മായിരിക്കുകയും വേണം. </text:span><text:span text:style-name="T18">പ്രോജക്റ്റ് മാനേജ്മെന്റില്‍ അജൈല്‍ രീതി പോലെ.</text:span></text:p>
      <text:p text:style-name="P5"/>
      <text:p text:style-name="P13"><text:span text:style-name="T10">വ്യവസ്താപിത പരിപാടികളുടെ വിരസതയാണ് ചെറുപ്പക്കാരെ അകറ്റുന്ന മറ്റൊരു കാര്യം. അദ്ധ്യക്ഷന്‍, സ്വാഗതം, ക്ര</text:span><text:span text:style-name="T11">ോ</text:span><text:span text:style-name="T10">ഡീകരണം, നന്ദി തുടങ്ങിയ വാക്കുകള്‍ തന്നെ ഇന്ന</text:span><text:span text:style-name="T12">ത്തെ</text:span><text:span text:style-name="T10"> ചെറ</text:span><text:span text:style-name="T12">ു</text:span><text:span text:style-name="T10">പ്പക്കാരെ അകറ്റുന്നു. പരിപാടികള്‍ക്ക് ഒരു ജൈവ സ്വഭാവമുണ്ടാകും, ആ ഒഴുക്കിനെ തടയരുത്. യുക്തിപരമായ</text:span><text:span text:style-name="T12">ി</text:span><text:span text:style-name="T10"> നമ്മുടെ പ്രവര്‍ത്തനാനുഭവ</text:span><text:span text:style-name="T12">ം</text:span><text:span text:style-name="T10">, നമ്മെ </text:span><text:span text:style-name="T13">സ്വാഗതവും, </text:span><text:span text:style-name="T10">ക്ര</text:span><text:span text:style-name="T12">ോ</text:span><text:span text:style-name="T10">ഡീകരണ</text:span><text:span text:style-name="T13">വും, നന്ദി</text:span><text:span text:style-name="T12">യും ഒ</text:span><text:span text:style-name="T13">ക്കെ പറയാന്‍ പ്രേരിപ്പിക്കും. പക്ഷെ എല്ലാ പരിപാടികള്‍ക്കും ഇതൊക്കെ വേണമെന്ന നിര്‍ബന്ധം പിടിക്കരുത്. വിജ്ഞാനോല്‍സവം കഴിഞ്ഞ് കുട്ടികളെ നന്ദി പറയാന്‍ നിര്‍ബന്ധിക്കുന്നത് എനിക്കോര്‍മയുണ്ട്.‍ </text:span><text:span text:style-name="T14">നമ്മള്‍ പലപ്പോഴും സ്വയം പരിചയപ്പെടുത്തിയാണ് ആരംഭിക്കുന്നത്. കുട്ടികള്‍ക്കായി സംഘടിപ്പിച്ച ഒരു പരിപാടിയില്‍ ഞങ്ങള്‍ ശ്രദ്ധിച്ചത് സ്വന്തം പേരു പോലും പറയാതെയാണ് അവര്‍ കളികളിലേര്‍പ്പ</text:span><text:span text:style-name="T12">െ</text:span><text:span text:style-name="T14">ട്ടതെന്നാണ്. </text:span><text:span text:style-name="T15">വ്യവസ്തകളെല്ലാം തകര്‍ത്ത്, നാഥനില്ലാകളരിയാകണമെന്ന് ഇതിനൊരര്‍ത്ഥവുമില്ല </text:span><text:span text:style-name="T16">അതേസമയം,</text:span><text:span text:style-name="T15"> സ്വാഭാവ</text:span><text:span text:style-name="T17">ികമായ</text:span><text:span text:style-name="T15"> </text:span><text:span text:style-name="T17">പൊതു ലക്ഷ്യ ബോധത്തില്‍ നിന്നുണ്ടാകുന്ന അച്ചടക്കമാവണം </text:span><text:span text:style-name="T16">പരിപാടികളെ നിയന്ത്രിക്കുന്നത്</text:span><text:span text:style-name="T17">.</text:span></text:p>
      <text:p text:style-name="P6"/>
      <text:p text:style-name="P5"/>
      <text:p text:style-name="P7">സെക്രട്ടറി, പ്രസിഡന്റ് തുടങ്ങിയ തലപ്പാവ<text:span text:style-name="T24">ു</text:span>കളാണ് യുവാക്കളെ ഭയപ്പെടുത്തുന്ന മറ്റ<text:span text:style-name="T24">ൊ</text:span>രു കാര്യം. കണ്‍വീനര്‍, കോ<text:span text:style-name="T20">ഓ</text:span>ര്‍<text:span text:style-name="T24">ഡി</text:span>നേറ്റര്‍ തുടങ്ങിയ ലളിതമായ പദങ്ങള്‍ ഒരുപക്ഷെ സഹായകരമാകും. <text:span text:style-name="T19">നമ</text:span><text:span text:style-name="T24">ു</text:span><text:span text:style-name="T19">ക്കു ചുറ്റും ഇടപെടേണ്ട പല വിഷയങ്ങള്‍ ഉണ്ടെന്നുള്ളതു സത്യമായിരിക്കെ നമ്മുടെ സംഘടനാ ശക്തി എത്രത്തോളമുണ്ടെന്ന സത്യം കൂടി നാം തിരിച്ചറിയണം. ഒരു സമയം ഒരു പരിപാടിയില്‍ കൂടുതല്‍ നമ</text:span><text:span text:style-name="T24">ു</text:span><text:span text:style-name="T19">ക്ക</text:span><text:span text:style-name="T24">്</text:span><text:span text:style-name="T19"> ഏറ്റെടുക്കാന്‍ സാധിക്കുമോ എന്നതുമാലോചിക്കണം.</text:span></text:p>
      <text:p text:style-name="P7"/>
      <text:p text:style-name="P8">സംസ്ഥാന, ജില്ലാ തലങ്ങള്‍ വിഭാവനം ചെയ്യുന്ന പരിപാടികള്‍ക്ക് അതിന്റേതായ മ<text:span text:style-name="T24">േ</text:span>ന്‍മയുണ്ടാകുമെന്നത് വാസ്തമാണെന്നിരിക്കെ<text:span text:style-name="T24">ത്ത</text:span>ന്നെ, അവസാനം അടിത്തട്ടിലുള്ള യൂണിറ്റുകളിലിത്രമാത്രം <text:span text:style-name="T22">ആത്മാര്‍ത്ഥമായും </text:span>ക്ര<text:span text:style-name="T24">ി</text:span>യാത്മകമായി നടപ്പിലായി എന്നതാണ് പ്രസക്തം. മുകളില്‍ നിന്ന് എത്ര ഭാവനാത്മകമായ പരിപാടി ആസൂത്രണം ചെയ്യുന്നതിനേക്കാള<text:span text:style-name="T24">ും</text:span>‍ ഒരു പക്ഷെ പ്രാദേശികമായി യൂണിറ്റ് ഏറ്റെടുക്കുന്ന ഒരു തനതു പരിപാടി<text:span text:style-name="T24">യാണ് ഫ</text:span>ലവത്താ<text:span text:style-name="T24">കുന്നത്</text:span>.</text:p>
      <text:p text:style-name="P8"><text:soft-page-break/></text:p>
      <text:p text:style-name="P10"/>
      <text:p text:style-name="P9">ഇവയൊക്കെ, <text:s/>ഒരു പക്ഷെ, ഞങ്ങളുറക്കെ ചിന്തിക്കുന്ന പൂര്‍ണ്ണതയെത്താത്ത വികലമായ ആശയങ്ങള<text:span text:style-name="T24">ാവാം</text:span>‍ . അപ്രായോഗികമ<text:span text:style-name="T24">െന്ന് വേണമെങ്കില്‍</text:span> ഇവയെ തള്ളിക്കളയാം, പക്ഷെ നാം മാറി ചിന്തിക്ക<text:span text:style-name="T24">േ</text:span>ണ്ടതിന്റെ അനിവാര്യതയാണ് പറയാന്‍ ശ്രമിക്കുന്നത്. <text:span text:style-name="T21">കാലത്തിനൊത്ത് മാറാത്തതു കൊണ്ട് തകര്‍ന്നു പോയ പല പ്രസ്ഥാനങ്ങളുടേയും കൂട്ടത്തില്‍ പരിഷത്തുണ്ടാകാതിരിക്കാന്‍ നമ</text:span><text:span text:style-name="T25">ു</text:span><text:span text:style-name="T21">ക്ക് മാറി ചിന്തിക്കേണ്ടത് അനിവാര്യമാണ്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14:07:01.569190516</meta:creation-date>
    <dc:date>2021-05-08T20:26:13.845305818</dc:date>
    <meta:editing-duration>PT3H43M11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2" meta:paragraph-count="9" meta:word-count="305" meta:character-count="1576" meta:non-whitespace-character-count="1310"/>
  </office:meta>
</office:document-meta>
</file>